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a37" officeooo:paragraph-rsid="00008a37"/>
    </style:style>
    <style:style style:name="P2" style:family="paragraph" style:parent-style-name="Standard">
      <style:text-properties officeooo:rsid="0001dfbe" officeooo:paragraph-rsid="0001dfbe"/>
    </style:style>
    <style:style style:name="P3" style:family="paragraph" style:parent-style-name="Standard">
      <style:text-properties officeooo:rsid="00046244" officeooo:paragraph-rsid="00046244"/>
    </style:style>
    <style:style style:name="P4" style:family="paragraph" style:parent-style-name="Standard">
      <style:text-properties officeooo:rsid="00046244" officeooo:paragraph-rsid="001100b0"/>
    </style:style>
    <style:style style:name="P5" style:family="paragraph" style:parent-style-name="Standard">
      <style:text-properties officeooo:rsid="000c4747" officeooo:paragraph-rsid="000c4747"/>
    </style:style>
    <style:style style:name="P6" style:family="paragraph" style:parent-style-name="Standard">
      <style:text-properties officeooo:rsid="000da5d4" officeooo:paragraph-rsid="000da5d4"/>
    </style:style>
    <style:style style:name="P7" style:family="paragraph" style:parent-style-name="Standard">
      <style:text-properties officeooo:rsid="000da5d4" officeooo:paragraph-rsid="0019d0be"/>
    </style:style>
    <style:style style:name="P8" style:family="paragraph" style:parent-style-name="Standard">
      <style:text-properties officeooo:rsid="000e717f" officeooo:paragraph-rsid="000e717f"/>
    </style:style>
    <style:style style:name="P9" style:family="paragraph" style:parent-style-name="Standard">
      <style:text-properties officeooo:rsid="000e717f" officeooo:paragraph-rsid="0019d0be"/>
    </style:style>
    <style:style style:name="P10" style:family="paragraph" style:parent-style-name="Standard">
      <style:text-properties officeooo:rsid="0012f0b3" officeooo:paragraph-rsid="0012f0b3"/>
    </style:style>
    <style:style style:name="P11" style:family="paragraph" style:parent-style-name="Standard">
      <style:text-properties officeooo:rsid="00039e4f" officeooo:paragraph-rsid="00039e4f" fo:background-color="#ffff00"/>
    </style:style>
    <style:style style:name="P12" style:family="paragraph" style:parent-style-name="Standard">
      <style:text-properties officeooo:rsid="0012f0b3" officeooo:paragraph-rsid="0012f0b3" fo:background-color="#ffff00"/>
    </style:style>
    <style:style style:name="P13" style:family="paragraph" style:parent-style-name="Standard">
      <style:text-properties officeooo:rsid="001906ed" officeooo:paragraph-rsid="001906ed"/>
    </style:style>
    <style:style style:name="P14" style:family="paragraph" style:parent-style-name="Standard">
      <style:text-properties style:text-underline-style="none" officeooo:rsid="001906ed" officeooo:paragraph-rsid="001906ed"/>
    </style:style>
    <style:style style:name="P15" style:family="paragraph" style:parent-style-name="Standard">
      <style:text-properties officeooo:rsid="00008a37" officeooo:paragraph-rsid="001cf6cc" fo:background-color="transparent"/>
    </style:style>
    <style:style style:name="P16" style:family="paragraph" style:parent-style-name="Standard">
      <style:text-properties officeooo:rsid="0001dfbe" officeooo:paragraph-rsid="001cf6c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e746"/>
    </style:style>
    <style:style style:name="T3" style:family="text">
      <style:text-properties style:text-underline-style="solid" style:text-underline-width="auto" style:text-underline-color="font-color" officeooo:rsid="001fc14f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1dfbe"/>
    </style:style>
    <style:style style:name="T6" style:family="text">
      <style:text-properties officeooo:rsid="0001dfbe"/>
    </style:style>
    <style:style style:name="T7" style:family="text">
      <style:text-properties officeooo:rsid="000458e7"/>
    </style:style>
    <style:style style:name="T8" style:family="text">
      <style:text-properties officeooo:rsid="0005f61c"/>
    </style:style>
    <style:style style:name="T9" style:family="text">
      <style:text-properties officeooo:rsid="001100b0"/>
    </style:style>
    <style:style style:name="T10" style:family="text">
      <style:text-properties fo:color="#ff3333" officeooo:rsid="001100b0"/>
    </style:style>
    <style:style style:name="T11" style:family="text">
      <style:text-properties fo:color="#ff3333" style:text-underline-style="solid" style:text-underline-width="auto" style:text-underline-color="font-color" fo:font-weight="normal" officeooo:rsid="0001dfbe" style:font-weight-asian="normal" style:font-weight-complex="normal"/>
    </style:style>
    <style:style style:name="T12" style:family="text">
      <style:text-properties fo:color="#33ff99" officeooo:rsid="001100b0"/>
    </style:style>
    <style:style style:name="T13" style:family="text">
      <style:text-properties fo:color="#33ff99" officeooo:rsid="0015cfed"/>
    </style:style>
    <style:style style:name="T14" style:family="text">
      <style:text-properties fo:color="#33ff99" officeooo:rsid="0015d868"/>
    </style:style>
    <style:style style:name="T15" style:family="text">
      <style:text-properties fo:color="#33ff99" style:text-underline-style="none" officeooo:rsid="0015df1c"/>
    </style:style>
    <style:style style:name="T16" style:family="text">
      <style:text-properties fo:color="#33ff99" officeooo:rsid="00179fb7"/>
    </style:style>
    <style:style style:name="T17" style:family="text">
      <style:text-properties fo:color="#33ff99" officeooo:rsid="0019d0be"/>
    </style:style>
    <style:style style:name="T18" style:family="text">
      <style:text-properties style:use-window-font-color="true" style:text-underline-style="solid" style:text-underline-width="auto" style:text-underline-color="font-color"/>
    </style:style>
    <style:style style:name="T19" style:family="text">
      <style:text-properties style:use-window-font-color="true" style:text-underline-style="solid" style:text-underline-width="auto" style:text-underline-color="font-color" officeooo:rsid="000458e7"/>
    </style:style>
    <style:style style:name="T20" style:family="text">
      <style:text-properties style:use-window-font-color="true" officeooo:rsid="0015cfed"/>
    </style:style>
    <style:style style:name="T21" style:family="text">
      <style:text-properties style:use-window-font-color="true" officeooo:rsid="001100b0"/>
    </style:style>
    <style:style style:name="T22" style:family="text">
      <style:text-properties style:use-window-font-color="true" style:text-underline-style="none" officeooo:rsid="0001dfbe"/>
    </style:style>
    <style:style style:name="T23" style:family="text">
      <style:text-properties style:use-window-font-color="true" officeooo:rsid="00179fb7"/>
    </style:style>
    <style:style style:name="T24" style:family="text">
      <style:text-properties style:use-window-font-color="true" officeooo:rsid="0015d868"/>
    </style:style>
    <style:style style:name="T25" style:family="text">
      <style:text-properties officeooo:rsid="0014e746"/>
    </style:style>
    <style:style style:name="T26" style:family="text">
      <style:text-properties fo:color="#9999ff" style:text-underline-style="solid" style:text-underline-width="auto" style:text-underline-color="font-color" officeooo:rsid="000458e7"/>
    </style:style>
    <style:style style:name="T27" style:family="text">
      <style:text-properties fo:color="#9999ff" style:text-underline-style="solid" style:text-underline-width="auto" style:text-underline-color="font-color" officeooo:rsid="0001dfbe"/>
    </style:style>
    <style:style style:name="T28" style:family="text">
      <style:text-properties fo:color="#9999ff" style:text-underline-style="none" officeooo:rsid="0001dfbe"/>
    </style:style>
    <style:style style:name="T29" style:family="text">
      <style:text-properties fo:color="#800000" officeooo:rsid="0015cfed"/>
    </style:style>
    <style:style style:name="T30" style:family="text">
      <style:text-properties fo:color="#800000" officeooo:rsid="0015d868"/>
    </style:style>
    <style:style style:name="T31" style:family="text">
      <style:text-properties fo:color="#800000" officeooo:rsid="001100b0"/>
    </style:style>
    <style:style style:name="T32" style:family="text">
      <style:text-properties fo:color="#0000cc" officeooo:rsid="0015cfed"/>
    </style:style>
    <style:style style:name="T33" style:family="text">
      <style:text-properties fo:color="#0000cc" officeooo:rsid="0015d868"/>
    </style:style>
    <style:style style:name="T34" style:family="text">
      <style:text-properties fo:color="#0000cc" style:text-underline-style="solid" style:text-underline-width="auto" style:text-underline-color="font-color" fo:font-weight="normal" officeooo:rsid="0001dfbe" style:font-weight-asian="normal" style:font-weight-complex="normal"/>
    </style:style>
    <style:style style:name="T35" style:family="text">
      <style:text-properties fo:color="#0000cc" style:text-underline-style="none" fo:font-weight="normal" officeooo:rsid="0001dfbe" style:font-weight-asian="normal" style:font-weight-complex="normal"/>
    </style:style>
    <style:style style:name="T36" style:family="text">
      <style:text-properties fo:color="#0000cc" officeooo:rsid="001100b0"/>
    </style:style>
    <style:style style:name="T37" style:family="text">
      <style:text-properties fo:color="#0000cc" officeooo:rsid="00179fb7"/>
    </style:style>
    <style:style style:name="T38" style:family="text">
      <style:text-properties fo:color="#0000cc" officeooo:rsid="000458e7"/>
    </style:style>
    <style:style style:name="T39" style:family="text">
      <style:text-properties fo:color="#0000cc" officeooo:rsid="0020f0c7"/>
    </style:style>
    <style:style style:name="T40" style:family="text">
      <style:text-properties fo:color="#990000" officeooo:rsid="001100b0"/>
    </style:style>
    <style:style style:name="T41" style:family="text">
      <style:text-properties fo:color="#990000" style:text-underline-style="none" officeooo:rsid="0015df1c"/>
    </style:style>
    <style:style style:name="T42" style:family="text">
      <style:text-properties fo:color="#990000" style:text-underline-style="none" officeooo:rsid="0020f0c7"/>
    </style:style>
    <style:style style:name="T43" style:family="text">
      <style:text-properties fo:color="#990000" officeooo:rsid="0015d868"/>
    </style:style>
    <style:style style:name="T44" style:family="text">
      <style:text-properties fo:color="#990000" officeooo:rsid="00179fb7"/>
    </style:style>
    <style:style style:name="T45" style:family="text">
      <style:text-properties fo:color="#990000" officeooo:rsid="0019d0be"/>
    </style:style>
    <style:style style:name="T46" style:family="text">
      <style:text-properties fo:color="#990000" officeooo:rsid="0020f0c7"/>
    </style:style>
    <style:style style:name="T47" style:family="text">
      <style:text-properties fo:color="#006600" style:text-underline-style="solid" style:text-underline-width="auto" style:text-underline-color="font-color" officeooo:rsid="0001dfbe"/>
    </style:style>
    <style:style style:name="T48" style:family="text">
      <style:text-properties fo:color="#006600" style:text-underline-style="solid" style:text-underline-width="auto" style:text-underline-color="font-color" officeooo:rsid="000458e7"/>
    </style:style>
    <style:style style:name="T49" style:family="text">
      <style:text-properties fo:color="#006600" style:text-underline-style="none" officeooo:rsid="0001dfbe"/>
    </style:style>
    <style:style style:name="T50" style:family="text">
      <style:text-properties officeooo:rsid="0020f0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CADASTRO</text:span>(<text:span text:style-name="T1">cpf,</text:span><text:span text:style-name="T4"> </text:span><text:span text:style-name="T5">d</text:span>ataNascimento, e-mail, senha, nome, pais, estado, cidade, bairro, rua, numero, complemento<text:span text:style-name="T50">)</text:span></text:p>
      <text:p text:style-name="P1"/>
      <text:p text:style-name="P3">RESERVA(<text:span text:style-name="T1">codigo</text:span>, data, status, tipo, <text:span text:style-name="T32">numQuarto</text:span><text:span text:style-name="T20">,</text:span><text:span text:style-name="T13"> </text:span><text:span text:style-name="T33">notaFiscalDespesa</text:span><text:span text:style-name="T39">)</text:span></text:p>
      <text:p text:style-name="P3"/>
      <text:p text:style-name="P3">CHECK-IN(<text:span text:style-name="T1">id</text:span>, dataMarcada, horaMarcada, status, observação, <text:span text:style-name="T36">cpfHospedeCadastrado</text:span><text:span text:style-name="T9">, </text:span><text:span text:style-name="T31">data</text:span><text:span text:style-name="T21">, </text:span><text:span text:style-name="T40">hora</text:span><text:span text:style-name="T46">)</text:span></text:p>
      <text:p text:style-name="P3"/>
      <text:p text:style-name="P4">CHECK-<text:span text:style-name="T8">OUT(</text:span><text:span text:style-name="T1">id</text:span>, dataMarcada, horaMarcada, status, observação, <text:span text:style-name="T36">cpfHospedeCadastrado</text:span><text:span text:style-name="T9">, </text:span><text:span text:style-name="T40">data</text:span><text:span text:style-name="T21">,</text:span><text:span text:style-name="T12"> </text:span><text:span text:style-name="T40">hora</text:span><text:span text:style-name="T46">)</text:span></text:p>
      <text:p text:style-name="P3"/>
      <text:p text:style-name="P3">QUARTO(<text:span text:style-name="T1">numero</text:span>, tipo, descricao, valorDiaria, status<text:span text:style-name="T50">)</text:span></text:p>
      <text:p text:style-name="P3"/>
      <text:p text:style-name="P3">DESPESA(<text:span text:style-name="T1">notaFiscal</text:span>, data, valor, status<text:span text:style-name="T50">)</text:span></text:p>
      <text:p text:style-name="P1"/>
      <text:p text:style-name="P15"><text:span text:style-name="T6">HÓSPEDE</text:span>(<text:span text:style-name="T47">id</text:span><text:span text:style-name="T22">,</text:span><text:span text:style-name="T49"> </text:span><text:span text:style-name="T34">cpfCadastrado</text:span><text:span text:style-name="T6">, motivoViagem, localOrigem, localDestino,</text:span><text:span text:style-name="T28"> </text:span><text:span text:style-name="T41">numQuarto</text:span><text:span text:style-name="T42">)</text:span></text:p>
      <text:p text:style-name="P11">VERIFICAR SE É NECESSÁRIO UMA CHAVE SUBSTITUTA PARA A ENTIDADE HÓSPEDE</text:p>
      <text:p text:style-name="P12">PROBLEMA DE UNICIDADE DA CHAVE PRIMÁRIA</text:p>
      <text:p text:style-name="P1"/>
      <text:p text:style-name="P16">HÓSPEDE_PRINCIPAL(<text:span text:style-name="T48">id</text:span><text:span text:style-name="T7">, </text:span><text:span text:style-name="T19">cpfCadastrado</text:span><text:span text:style-name="T7">, numAcompanhantes, </text:span><text:span text:style-name="T38">codReserva</text:span><text:span text:style-name="T39">)</text:span></text:p>
      <text:p text:style-name="P5"/>
      <text:p text:style-name="P6">SERVICO_ACADEMIA(<text:span text:style-name="T18">idServExtra</text:span>, duracaoTreino, tipoTreino, <text:span text:style-name="T33">notaFiscalDespesa</text:span><text:span text:style-name="T24">,</text:span><text:span text:style-name="T14"> </text:span><text:span text:style-name="T37">numQuarto</text:span><text:span text:style-name="T23">,</text:span><text:span text:style-name="T16"> </text:span><text:span text:style-name="T44">data</text:span><text:span text:style-name="T23">,</text:span><text:span text:style-name="T16"> </text:span><text:span text:style-name="T45">hora</text:span><text:span text:style-name="T46">)</text:span></text:p>
      <text:p text:style-name="P6"/>
      <text:p text:style-name="P7">SERVICO_LAVANDERIA(<text:span text:style-name="T1">idServExtra</text:span>, totalPecas, <text:span text:style-name="T33">notaFiscalDespesa</text:span><text:span text:style-name="T24">,</text:span><text:span text:style-name="T14"> </text:span><text:span text:style-name="T37">numQuarto</text:span><text:span text:style-name="T23">,</text:span><text:span text:style-name="T16"> </text:span><text:span text:style-name="T44">data</text:span><text:span text:style-name="T23">,</text:span><text:span text:style-name="T16"> </text:span><text:span text:style-name="T45">hora</text:span><text:span text:style-name="T46">)</text:span></text:p>
      <text:p text:style-name="P6"/>
      <text:p text:style-name="P7">SERVICO_BAR_RESTAURANTE(<text:span text:style-name="T1">idServExtra</text:span>, <text:span text:style-name="T33">notaFiscalDespesa</text:span><text:span text:style-name="T24">,</text:span><text:span text:style-name="T14"> </text:span><text:span text:style-name="T37">numQuarto</text:span><text:span text:style-name="T23">,</text:span><text:span text:style-name="T16"> </text:span><text:span text:style-name="T44">data</text:span><text:span text:style-name="T23">,</text:span><text:span text:style-name="T16"> </text:span><text:span text:style-name="T45">hora</text:span><text:span text:style-name="T46">)</text:span></text:p>
      <text:p text:style-name="P6"/>
      <text:p text:style-name="P9">SERVICO_FRIGOBAR(<text:span text:style-name="T1">idServExtra</text:span>, <text:span text:style-name="T33">notaFiscalDespesa</text:span><text:span text:style-name="T24">,</text:span><text:span text:style-name="T14"> </text:span><text:span text:style-name="T37">numQuarto</text:span><text:span text:style-name="T23">,</text:span><text:span text:style-name="T16"> </text:span><text:span text:style-name="T44">data</text:span><text:span text:style-name="T23">,</text:span><text:span text:style-name="T16"> </text:span><text:span text:style-name="T45">hora</text:span><text:span text:style-name="T46">)</text:span></text:p>
      <text:p text:style-name="P8"/>
      <text:p text:style-name="P10">TEM_RESERVA(<text:span text:style-name="T2">cpfHospede</text:span><text:span text:style-name="T3">Principal</text:span><text:span text:style-name="T25">, </text:span><text:span text:style-name="T2">codReserva</text:span><text:span text:style-name="T25">)</text:span></text:p>
      <text:p text:style-name="P10"/>
      <text:p text:style-name="P13">TELEFONE_CADASTRO(<text:span text:style-name="T1">cpfCadastrado</text:span><text:span text:style-name="T4">, </text:span><text:span text:style-name="T1">telefone</text:span><text:span text:style-name="T4">)</text:span></text:p>
      <text:p text:style-name="P14"/>
      <text:p text:style-name="P13"><text:span text:style-name="T4">COMIDA_CONSUMIDA_REST(</text:span><text:span text:style-name="T1">idServExtra</text:span><text:span text:style-name="T4">, </text:span><text:span text:style-name="T1">comidaConsumida</text:span><text:span text:style-name="T4">)</text:span></text:p>
      <text:p text:style-name="P14"/>
      <text:p text:style-name="P13"><text:span text:style-name="T4">BEBIDA_CONSUMIDA_REST(</text:span><text:span text:style-name="T1">idServExtra</text:span><text:span text:style-name="T4">, </text:span><text:span text:style-name="T1">bebidaConsumida</text:span><text:span text:style-name="T4">)</text:span></text:p>
      <text:p text:style-name="P14"/>
      <text:p text:style-name="P13"><text:span text:style-name="T4">OUTRO_PRODUTO_REST(</text:span><text:span text:style-name="T1">idServExtra</text:span><text:span text:style-name="T4">, </text:span><text:span text:style-name="T1">outroProdutoConsumido</text:span><text:span text:style-name="T4">)</text:span></text:p>
      <text:p text:style-name="P14"/>
      <text:p text:style-name="P13"><text:span text:style-name="T4">PRODUTO_FRIGOBAR(</text:span><text:span text:style-name="T1">idServExtra</text:span><text:span text:style-name="T4">, </text:span><text:span text:style-name="T1">produtoConsumido</text:span><text:span text:style-name="T4">)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7:26:33.790777628</meta:creation-date>
    <dc:date>2017-08-22T15:42:25.458952196</dc:date>
    <meta:editing-duration>PT3H7M45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05" meta:character-count="1322" meta:non-whitespace-character-count="1237"/>
  </office:meta>
</office:document-meta>
</file>